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text-properties style:font-name="Liberation Sans" fo:font-size="12pt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6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7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8" style:family="paragraph" style:parent-style-name="Footnote">
      <style:text-properties style:font-name="Liberation Sans" officeooo:rsid="043ccc66" officeooo:paragraph-rsid="0e849f1d"/>
    </style:style>
    <style:style style:name="P29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30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31" style:family="paragraph" style:parent-style-name="Footnote">
      <style:text-properties style:font-name="Liberation Sans" officeooo:paragraph-rsid="0f99f89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8379a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7" style:family="paragraph" style:parent-style-name="Standard">
      <style:text-properties officeooo:paragraph-rsid="0c8b5238"/>
    </style:style>
    <style:style style:name="P58" style:family="paragraph" style:parent-style-name="Standard">
      <style:text-properties officeooo:paragraph-rsid="0b0ddd8e"/>
    </style:style>
    <style:style style:name="P59" style:family="paragraph" style:parent-style-name="Standard">
      <style:text-properties officeooo:paragraph-rsid="04f68805"/>
    </style:style>
    <style:style style:name="P60" style:family="paragraph" style:parent-style-name="Standard">
      <style:text-properties officeooo:paragraph-rsid="0bad8f69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style:text-properties officeooo:paragraph-rsid="0cc50ec9"/>
    </style:style>
    <style:style style:name="P63" style:family="paragraph" style:parent-style-name="Standard">
      <style:text-properties officeooo:paragraph-rsid="0cc5fe5b"/>
    </style:style>
    <style:style style:name="P64" style:family="paragraph" style:parent-style-name="Standard">
      <style:text-properties officeooo:paragraph-rsid="0ce3fa52"/>
    </style:style>
    <style:style style:name="P65" style:family="paragraph" style:parent-style-name="Standard">
      <style:text-properties officeooo:paragraph-rsid="0d09f881"/>
    </style:style>
    <style:style style:name="P66" style:family="paragraph" style:parent-style-name="Standard">
      <style:text-properties officeooo:paragraph-rsid="0d1ec96e"/>
    </style:style>
    <style:style style:name="P67" style:family="paragraph" style:parent-style-name="Standard">
      <style:text-properties officeooo:paragraph-rsid="0d5d07c4"/>
    </style:style>
    <style:style style:name="P68" style:family="paragraph" style:parent-style-name="Standard">
      <style:text-properties officeooo:paragraph-rsid="0d8c21b9"/>
    </style:style>
    <style:style style:name="P69" style:family="paragraph" style:parent-style-name="Standard">
      <style:text-properties officeooo:paragraph-rsid="0d72706e"/>
    </style:style>
    <style:style style:name="P70" style:family="paragraph" style:parent-style-name="Standard">
      <style:text-properties officeooo:paragraph-rsid="0dbec325"/>
    </style:style>
    <style:style style:name="P71" style:family="paragraph" style:parent-style-name="Standard">
      <style:text-properties officeooo:paragraph-rsid="0e03342d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2a40f4"/>
    </style:style>
    <style:style style:name="P75" style:family="paragraph" style:parent-style-name="Standard">
      <style:text-properties officeooo:paragraph-rsid="0e38fc62"/>
    </style:style>
    <style:style style:name="P76" style:family="paragraph" style:parent-style-name="Standard">
      <style:text-properties officeooo:paragraph-rsid="0e671814"/>
    </style:style>
    <style:style style:name="P77" style:family="paragraph" style:parent-style-name="Standard">
      <style:text-properties officeooo:paragraph-rsid="0e82f1b0"/>
    </style:style>
    <style:style style:name="P78" style:family="paragraph" style:parent-style-name="Standard">
      <style:text-properties officeooo:paragraph-rsid="0e8aa5aa"/>
    </style:style>
    <style:style style:name="P79" style:family="paragraph" style:parent-style-name="Standard">
      <style:text-properties officeooo:rsid="0e8aa5aa" officeooo:paragraph-rsid="0e8aa5aa"/>
    </style:style>
    <style:style style:name="P80" style:family="paragraph" style:parent-style-name="Standard">
      <style:text-properties officeooo:rsid="0e8aa5aa" officeooo:paragraph-rsid="0fb98046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82" style:family="paragraph" style:parent-style-name="Footnote">
      <style:text-properties officeooo:rsid="043ccc66" officeooo:paragraph-rsid="0e849f1d"/>
    </style:style>
    <style:style style:name="P8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4" style:family="paragraph" style:parent-style-name="Standard">
      <style:text-properties officeooo:paragraph-rsid="0ecd4bf5"/>
    </style:style>
    <style:style style:name="P85" style:family="paragraph" style:parent-style-name="Footnote">
      <style:text-properties officeooo:paragraph-rsid="0f025efd"/>
    </style:style>
    <style:style style:name="P86" style:family="paragraph" style:parent-style-name="Standard">
      <style:text-properties officeooo:paragraph-rsid="0f0649dd"/>
    </style:style>
    <style:style style:name="P87" style:family="paragraph" style:parent-style-name="Footnote">
      <style:text-properties officeooo:paragraph-rsid="0f140c00"/>
    </style:style>
    <style:style style:name="P88" style:family="paragraph" style:parent-style-name="Standard">
      <style:text-properties officeooo:paragraph-rsid="0f2db54e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d2b2a" style:font-weight-asian="bold" style:font-weight-complex="bold"/>
    </style:style>
    <style:style style:name="P91" style:family="paragraph" style:parent-style-name="Standard">
      <style:text-properties officeooo:paragraph-rsid="0f466349"/>
    </style:style>
    <style:style style:name="P92" style:family="paragraph" style:parent-style-name="Footnote">
      <style:text-properties officeooo:paragraph-rsid="0f12f362"/>
    </style:style>
    <style:style style:name="P93" style:family="paragraph" style:parent-style-name="Standard">
      <style:text-properties officeooo:paragraph-rsid="0f66ac77"/>
    </style:style>
    <style:style style:name="P94" style:family="paragraph" style:parent-style-name="Footnote">
      <style:text-properties officeooo:paragraph-rsid="0f051f9f"/>
    </style:style>
    <style:style style:name="P95" style:family="paragraph" style:parent-style-name="Footnote">
      <style:text-properties officeooo:paragraph-rsid="0f8706e5"/>
    </style:style>
    <style:style style:name="P96" style:family="paragraph" style:parent-style-name="Standard">
      <style:text-properties officeooo:paragraph-rsid="0f99f892"/>
    </style:style>
    <style:style style:name="P97" style:family="paragraph" style:parent-style-name="Standard">
      <style:text-properties officeooo:paragraph-rsid="0fad1a3f"/>
    </style:style>
    <style:style style:name="P98" style:family="paragraph" style:parent-style-name="Standard">
      <style:text-properties officeooo:paragraph-rsid="0fb98046"/>
    </style:style>
    <style:style style:name="P99" style:family="paragraph" style:parent-style-name="Standard">
      <style:text-properties officeooo:paragraph-rsid="0f35fc9a"/>
    </style:style>
    <style:style style:name="P100" style:family="paragraph" style:parent-style-name="Standard">
      <style:text-properties officeooo:rsid="0f35fc9a" officeooo:paragraph-rsid="0fc0a9aa"/>
    </style:style>
    <style:style style:name="P101" style:family="paragraph" style:parent-style-name="Standard">
      <style:text-properties officeooo:paragraph-rsid="0fc1c7c5"/>
    </style:style>
    <style:style style:name="P102" style:family="paragraph" style:parent-style-name="Standard">
      <style:text-properties officeooo:paragraph-rsid="0fc3b2a9"/>
    </style:style>
    <style:style style:name="P103" style:family="paragraph" style:parent-style-name="Standard">
      <style:text-properties officeooo:paragraph-rsid="0fc57c5b"/>
    </style:style>
    <style:style style:name="P104" style:family="paragraph" style:parent-style-name="Standard">
      <style:text-properties officeooo:paragraph-rsid="0fc5f76b"/>
    </style:style>
    <style:style style:name="P105" style:family="paragraph" style:parent-style-name="Standard">
      <style:text-properties officeooo:paragraph-rsid="0fc66b9a"/>
    </style:style>
    <style:style style:name="P106" style:family="paragraph" style:parent-style-name="Standard">
      <style:text-properties officeooo:paragraph-rsid="0fc931f5"/>
    </style:style>
    <style:style style:name="P107" style:family="paragraph" style:parent-style-name="Standard">
      <style:text-properties officeooo:paragraph-rsid="0fcd2b2a"/>
    </style:style>
    <style:style style:name="P108" style:family="paragraph" style:parent-style-name="Standard">
      <style:text-properties officeooo:paragraph-rsid="0fcf3288"/>
    </style:style>
    <style:style style:name="P109" style:family="paragraph" style:parent-style-name="Standard">
      <style:text-properties officeooo:paragraph-rsid="0fcf8698"/>
    </style:style>
    <style:style style:name="P110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1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116" style:family="paragraph" style:parent-style-name="Standard">
      <style:text-properties officeooo:paragraph-rsid="0d8c21b9"/>
    </style:style>
    <style:style style:name="P117" style:family="paragraph" style:parent-style-name="Standard">
      <style:text-properties officeooo:paragraph-rsid="0e2a40f4"/>
    </style:style>
    <style:style style:name="P118" style:family="paragraph" style:parent-style-name="Standard">
      <style:text-properties officeooo:paragraph-rsid="0fd58c4e"/>
    </style:style>
    <style:style style:name="P1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fcf3288" style:font-size-asian="12pt" style:font-size-complex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ize="10pt" officeooo:rsid="0f856ad1" style:font-size-asian="10pt" style:font-size-complex="10pt"/>
    </style:style>
    <style:style style:name="T24" style:family="text">
      <style:text-properties style:font-name="Liberation Sans" officeooo:rsid="0f1e3d19"/>
    </style:style>
    <style:style style:name="T25" style:family="text">
      <style:text-properties style:font-name="Liberation Sans" officeooo:rsid="0f19e10f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d4c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d4d3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5f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66b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837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7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8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7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80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1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2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3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4" style:family="text">
      <style:text-properties fo:color="#000000" loext:opacity="100%" style:font-name="Liberation Sans" fo:font-size="12pt" style:font-size-asian="12pt" style:font-size-complex="12pt"/>
    </style:style>
    <style:style style:name="T29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9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9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17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1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officeooo:rsid="047da547"/>
    </style:style>
    <style:style style:name="T32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3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4" style:family="text">
      <style:text-properties style:use-window-font-color="true" loext:opacity="0%" style:font-name="Liberation Sans" fo:font-size="12pt" style:font-size-asian="12pt" style:font-size-complex="12pt"/>
    </style:style>
    <style:style style:name="T345" style:family="text">
      <style:text-properties style:use-window-font-color="true" loext:opacity="0%" style:font-name="Liberation Sans" officeooo:rsid="0efd8e5c"/>
    </style:style>
    <style:style style:name="T346" style:family="text">
      <style:text-properties officeooo:rsid="04473353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officeooo:rsid="0fbf22ff" style:font-weight-asian="bold" style:font-weight-complex="bold"/>
    </style:style>
    <style:style style:name="T349" style:family="text">
      <style:text-properties fo:font-weight="bold" officeooo:rsid="0fd284c1" style:font-weight-asian="bold" style:font-weight-complex="bold"/>
    </style:style>
    <style:style style:name="T350" style:family="text">
      <style:text-properties fo:font-weight="bold" officeooo:rsid="0fd392eb" style:font-weight-asian="bold" style:font-weight-complex="bold"/>
    </style:style>
    <style:style style:name="T351" style:family="text">
      <style:text-properties officeooo:rsid="0aace3cd"/>
    </style:style>
    <style:style style:name="T352" style:family="text">
      <style:text-properties fo:font-size="10pt" style:font-size-asian="10pt" style:font-size-complex="10pt"/>
    </style:style>
    <style:style style:name="T3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7" style:family="text">
      <style:text-properties officeooo:rsid="0eef9ccc"/>
    </style:style>
    <style:style style:name="T358" style:family="text">
      <style:text-properties officeooo:rsid="0e80285f"/>
    </style:style>
    <style:style style:name="T359" style:family="text">
      <style:text-properties officeooo:rsid="0e838e2a"/>
    </style:style>
    <style:style style:name="T360" style:family="text">
      <style:text-properties officeooo:rsid="0e83c34e"/>
    </style:style>
    <style:style style:name="T36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5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6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8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6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4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5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fo:color="#808080" loext:opacity="100%" style:font-name="Liberation Sans" fo:font-size="12pt" style:font-size-asian="12pt" style:font-size-complex="12pt"/>
    </style:style>
    <style:style style:name="T37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8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86" style:family="text">
      <style:text-properties officeooo:rsid="0f82bd44"/>
    </style:style>
    <style:style style:name="T387" style:family="text">
      <style:text-properties officeooo:rsid="0f0ca65a"/>
    </style:style>
    <style:style style:name="T388" style:family="text">
      <style:text-properties fo:font-weight="normal" officeooo:rsid="0f3d6513" style:font-weight-asian="normal" style:font-weight-complex="normal"/>
    </style:style>
    <style:style style:name="T389" style:family="text">
      <style:text-properties fo:font-weight="normal" officeooo:rsid="0fc0a9aa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110"><text:span text:style-name="T254">C</text:span><text:span text:style-name="T253">hecklist voor </text:span><text:span text:style-name="T255">de installatie</text:span><text:span text:style-name="T253"> van </text:span><text:span text:style-name="T253"><text:user-field-get text:name="Distro">Debian</text:user-field-get></text:span><text:span text:style-name="T256"><text:s/></text:span><text:span text:style-name="T256"><text:user-field-get text:name="Version">11</text:user-field-get></text:span><text:span text:style-name="Strong_20_Emphasis"><text:span text:style-name="T289"><text:s/></text:span></text:span><text:span text:style-name="Strong_20_Emphasis"><text:span text:style-name="T290">LTS</text:span></text:span><text:span text:style-name="T257"><text:note text:id="ftn1" text:note-class="footnote"><text:note-citation>1</text:note-citation><text:note-body><text:p text:style-name="P31"><text:span text:style-name="T297">LTS</text:span><text:span text:style-name="T305"> </text:span><text:span text:style-name="T306">staat voor</text:span><text:span text:style-name="T307"> </text:span><text:span text:style-name="T297">Long-Term Support, langetermijnondersteuning, </text:span><text:span text:style-name="T308">en </text:span><text:span text:style-name="T310">d</text:span><text:span text:style-name="T308">eze </text:span><text:span text:style-name="T314"><text:user-field-get text:name="Distro">Debian</text:user-field-get></text:span><text:span text:style-name="T315"><text:s/></text:span><text:span text:style-name="T315"><text:user-field-get text:name="Version">11</text:user-field-get></text:span><text:span text:style-name="Strong_20_Emphasis"><text:span text:style-name="T291"><text:s/></text:span></text:span><text:span text:style-name="T308">LTS </text:span><text:span text:style-name="T311">(codenaam </text:span><text:span text:style-name="T312">B</text:span><text:span text:style-name="T311">ullseye) </text:span><text:span text:style-name="T306">van</text:span><text:span text:style-name="T309"> </text:span><text:span text:style-name="T302">augustus </text:span><text:span text:style-name="Strong_20_Emphasis"><text:span text:style-name="T196"><text:user-field-get style:data-style-name="N0" text:name="Releaseyear">2021</text:user-field-get></text:span></text:span><text:span text:style-name="T302"><text:s/></text:span><text:span text:style-name="T297">wordt </text:span><text:span text:style-name="T303">vijf</text:span><text:span text:style-name="T297"> jaar onder</text:span><text:span text:style-name="T313">steund</text:span><text:span text:style-name="T304"> </text:span><text:span text:style-name="T297">tot </text:span><text:span text:style-name="T302">augustus</text:span><text:span text:style-name="T298"> </text:span><text:span text:style-name="T297">202</text:span><text:span text:style-name="T299">6</text:span><text:span text:style-name="T300">.</text:span></text:p></text:note-body></text:note></text:span><text:span text:style-name="T258"> </text:span><text:span text:style-name="T258"><text:user-field-get text:name="Edition">desktop</text:user-field-get></text:span><text:span text:style-name="T259">.</text:span></text:p>
      <text:p text:style-name="P3"/>
      <text:p text:style-name="P88"><text:span text:style-name="T38">Kijk op</text:span><text:span text:style-name="T282"> </text:span><text:a xlink:type="simple" xlink:href="https://karelzimmer.nl/" text:style-name="Internet_20_link" text:visited-style-name="Visited_20_Internet_20_Link"><text:span text:style-name="T9">karelzimmer.nl</text:span></text:a><text:span text:style-name="T282"> </text:span><text:span text:style-name="T318">voor</text:span><text:span text:style-name="T319"> </text:span><text:span text:style-name="T320">deze en andere </text:span><text:span text:style-name="T321">Linux documenten</text:span><text:span text:style-name="T39">, scripts, </text:span><text:span text:style-name="T40">en informatie</text:span><text:span text:style-name="T39">.</text:span></text:p>
      <text:p text:style-name="P3"/>
      <text:p text:style-name="P27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15">tekst</text:span></text:span><text:span text:style-name="T29">- en</text:span><text:span text:style-name="Strong_20_Emphasis"><text:span text:style-name="T114"> </text:span></text:span><text:span text:style-name="Strong_20_Emphasis"><text:span text:style-name="T119"><draw:control text:anchor-type="as-char" draw:z-index="20" draw:name="Vorm3_ 2" draw:style-name="gr1" draw:text-style-name="P119" svg:width="0.35cm" svg:height="0.35cm" draw:control="control21"/></text:span></text:span><text:span text:style-name="T29"><text:s/>keuzevakken; </text:span><text:span text:style-name="T32">a</text:span><text:span text:style-name="T29">fdrukken is niet noodzakelijk.</text:span></text:p>
      <text:p text:style-name="P41"/>
      <text:p text:style-name="P48"><text:span text:style-name="T24">Vul </text:span><text:span text:style-name="T25">achter</text:span><text:span text:style-name="T18"> de </text:span><text:span text:style-name="Definition"><text:span text:style-name="T387">ONDERSTREEPTE</text:span></text:span><text:span text:style-name="T1"> </text:span><text:span text:style-name="T19">woorden</text:span><text:span text:style-name="T18"> het</text:span><text:span text:style-name="Strong_20_Emphasis"><text:span text:style-name="T385"> </text:span></text:span><text:span text:style-name="Strong_20_Emphasis"><text:span text:style-name="T384">tekstvak</text:span></text:span><text:span text:style-name="T19"> </text:span><text:span text:style-name="T24">in,</text:span><text:span text:style-name="T19"> </text:span><text:span text:style-name="T322">zie </text:span><text:span text:style-name="T345">[</text:span><text:span text:style-name="T322">toelichting</text:span><text:span text:style-name="T345">]</text:span><text:span text:style-name="T19">:</text:span></text:p>
      <text:p text:style-name="P38"><text:span text:style-name="Definition"><text:span text:style-name="T324">g</text:span></text:span><text:span text:style-name="Definition"><text:span text:style-name="T323">ebruiker</text:span></text:span><text:span text:style-name="T326"><text:tab/><text:tab/></text:span><text:span text:style-name="T344"> <text:tab/><text:tab/></text:span><draw:control text:anchor-type="as-char" svg:y="-0.429cm" draw:z-index="8" draw:name="Gebruiker" draw:style-name="gr2" draw:text-style-name="P120" svg:width="6.002cm" svg:height="0.6cm" draw:control="control9"><svg:title>Gebruiker</svg:title><svg:desc>Volledige naam, bijv. Jan Stek</svg:desc></draw:control><text:span text:style-name="T327"><text:tab/></text:span><text:span text:style-name="T328">[</text:span><text:span text:style-name="T325">volledige naam, bijv. </text:span><text:span text:style-name="T341">J</text:span><text:span text:style-name="T342">a</text:span><text:span text:style-name="T341">n </text:span><text:span text:style-name="T342">Jansen</text:span><text:span text:style-name="T343">]</text:span></text:p>
      <text:p text:style-name="Standard"><text:span text:style-name="Definition"><text:span text:style-name="T324">g</text:span></text:span><text:span text:style-name="Definition">ebruikersnaam</text:span><text:span text:style-name="T323"><text:tab/></text:span><text:span text:style-name="T323"><draw:control text:anchor-type="as-char" svg:y="-0.429cm" draw:z-index="9" draw:name="Gberuikersnaam" draw:style-name="gr2" draw:text-style-name="P120" svg:width="6.002cm" svg:height="0.6cm" draw:control="control10"><svg:title>Gebruikersnaam</svg:title><svg:desc>Korte naam, bijv. jan</svg:desc></draw:control></text:span><text:span text:style-name="T323"><text:tab/></text:span><text:span text:style-name="T11">[</text:span><text:span text:style-name="T10">korte naam, bijv. </text:span><text:span text:style-name="T279">j</text:span><text:span text:style-name="T280">a</text:span><text:span text:style-name="T279">n</text:span><text:span text:style-name="T281">]</text:span></text:p>
      <text:p text:style-name="P33"><text:span text:style-name="Definition"><text:span text:style-name="T330">c</text:span></text:span><text:span text:style-name="Definition">omputernaam</text:span><text:span text:style-name="T329"><text:tab/><text:tab/></text:span><text:span text:style-name="T327"><draw:control text:anchor-type="as-char" svg:y="-0.429cm" draw:z-index="10" draw:name="Computernaam" draw:style-name="gr2" draw:text-style-name="P120" svg:width="6.002cm" svg:height="0.6cm" draw:control="control11"><svg:title>Computernaam</svg:title><svg:desc>Unieke naam van de computer</svg:desc></draw:control></text:span><text:span text:style-name="T327"><text:tab/></text:span><text:span text:style-name="T338">[</text:span><text:span text:style-name="T334">naam van de compute</text:span><text:span text:style-name="T335">r, </text:span><text:span text:style-name="T336">bijv. p</text:span><text:span text:style-name="T337">c02</text:span><text:span text:style-name="T338">]</text:span></text:p>
      <text:p text:style-name="P33"><text:span text:style-name="Definition"><text:span text:style-name="T324">o</text:span></text:span><text:span text:style-name="Definition"><text:span text:style-name="T323">pstartmenu</text:span></text:span><text:span text:style-name="T327"><text:tab/><text:tab/><text:tab/></text:span><text:span text:style-name="T327"><draw:control text:anchor-type="as-char" svg:y="-0.429cm" draw:z-index="11" draw:name="Opstartmenu" draw:style-name="gr2" draw:text-style-name="P120" svg:width="6.002cm" svg:height="0.6cm" draw:control="control12"><svg:title>Opstartmenu</svg:title><svg:desc>Toets voor het opstartmenu ("bootmenu")</svg:desc></draw:control></text:span><text:span text:style-name="T327"><text:tab/></text:span><text:span text:style-name="T338">[</text:span><text:span text:style-name="T334">to</text:span><text:span text:style-name="T339">ets voor het opstartmedium</text:span><text:span text:style-name="T340">]</text:span></text:p>
      <text:p text:style-name="P37"><text:span text:style-name="Definition"><text:span text:style-name="T331">i</text:span></text:span><text:span text:style-name="Definition"><text:span text:style-name="T332">nstellingen</text:span></text:span><text:span text:style-name="T333"><text:tab/> <text:tab/><text:tab/></text:span><text:span text:style-name="T333"><draw:control text:anchor-type="as-char" svg:y="-0.429cm" draw:z-index="7" draw:name="Instellingen" draw:style-name="gr2" draw:text-style-name="P120" svg:width="6.002cm" svg:height="0.6cm" draw:control="control8"><svg:title>Instellingen</svg:title><svg:desc>Toets voor het BIOS/UEFI-scherm ("setup")</svg:desc></draw:control></text:span><text:span text:style-name="T333"><text:tab/></text:span><text:span text:style-name="T338">[</text:span><text:span text:style-name="T334">toets voor het UEFI-BIOS-scherm</text:span><text:span text:style-name="T338">]</text:span></text:p>
      <text:p text:style-name="P35"><text:span text:style-name="Definition"><text:span text:style-name="T370">g</text:span></text:span><text:span text:style-name="Definition"><text:span text:style-name="T369">ebruiker</text:span></text:span><text:span text:style-name="Definition"><text:span text:style-name="T371">2</text:span></text:span><text:span text:style-name="T375"><text:tab/></text:span><text:span text:style-name="T376"> <text:tab/><text:tab/></text:span><text:span text:style-name="T361"><draw:control text:anchor-type="as-char" svg:y="-0.429cm" draw:z-index="18" draw:name="Gebruiker 1" draw:style-name="gr2" draw:text-style-name="P120" svg:width="6.002cm" svg:height="0.6cm" draw:control="control19"><svg:title>Gebruiker</svg:title><svg:desc>Volledige naam, bijv. Jan Stek</svg:desc></draw:control></text:span><text:span text:style-name="T361"><text:tab/></text:span><text:span text:style-name="T362">[</text:span><text:span text:style-name="T363">volledige naam </text:span><text:span text:style-name="T364">evt. 2</text:span><text:span text:style-name="T377">e</text:span><text:span text:style-name="T364"> gebruiker</text:span><text:span text:style-name="T365">]</text:span></text:p>
      <text:p text:style-name="P84"><text:span text:style-name="Definition"><text:span text:style-name="T370">g</text:span></text:span><text:span text:style-name="Definition"><text:span text:style-name="T369">ebruikersnaam</text:span></text:span><text:span text:style-name="Definition"><text:span text:style-name="T371">2</text:span></text:span><text:span text:style-name="T369"><text:tab/></text:span><text:span text:style-name="T366"><draw:control text:anchor-type="as-char" svg:y="-0.429cm" draw:z-index="19" draw:name="Gberuikersnaam 1" draw:style-name="gr2" draw:text-style-name="P120" svg:width="6.002cm" svg:height="0.6cm" draw:control="control20"><svg:title>Gebruikersnaam</svg:title><svg:desc>Korte naam, bijv. jan</svg:desc></draw:control></text:span><text:span text:style-name="T366"><text:tab/></text:span><text:span text:style-name="T368">[</text:span><text:span text:style-name="T367">korte naam</text:span><text:span text:style-name="T372"> </text:span><text:span text:style-name="T373">evt. 2</text:span><text:span text:style-name="T378">e</text:span><text:span text:style-name="T373"> gebruiker</text:span><text:span text:style-name="T374">]</text:span></text:p>
      <text:p text:style-name="P39"><text:span text:style-name="T264">Vervang </text:span><text:span text:style-name="T269">de</text:span><text:span text:style-name="T264"> </text:span><text:span text:style-name="Definition"><text:span text:style-name="T27">ONDERSTREEPTE</text:span></text:span><text:span text:style-name="T264"> </text:span><text:span text:style-name="T265">woorden </text:span><text:span text:style-name="T264">in deze checklist door </text:span><text:span text:style-name="T269">d</text:span><text:span text:style-name="T271">i</text:span><text:span text:style-name="T269">e </text:span><text:span text:style-name="T270">in </text:span><text:span text:style-name="T271">het</text:span><text:span text:style-name="Strong_20_Emphasis"><text:span text:style-name="T66"> </text:span></text:span><text:span text:style-name="Strong_20_Emphasis"><text:span text:style-name="T103">tekstvak</text:span></text:span><text:span text:style-name="T264">.</text:span></text:p>
      <text:p text:style-name="P42"/>
      <text:p text:style-name="P34"><text:span text:style-name="Strong_20_Emphasis"><text:span text:style-name="T275"/></text:span></text:p>
      <text:p text:style-name="P36"><text:span text:style-name="T277">Nog niet op Linux?</text:span><text:span text:style-name="T266"><text:tab/></text:span><text:span text:style-name="T272"><text:tab/></text:span><text:span text:style-name="T273">G</text:span><text:span text:style-name="T263">ebruik </text:span><text:span text:style-name="Strong_20_Emphasis"><text:span text:style-name="T278">Checklist migratie</text:span></text:span><text:span text:style-name="T263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67"> onder </text:span><text:span text:style-name="T276">Linux</text:span><text:span text:style-name="T268">.</text:span></text:p>
      <text:p text:style-name="P26"><text:span text:style-name="T251">Nieuwe installatie?</text:span><text:span text:style-name="T246"><text:tab/></text:span><text:span text:style-name="T248"></text:span><text:span text:style-name="T250"><text:tab/></text:span><text:span text:style-name="T249">B</text:span><text:span text:style-name="T246">egin bij hoofdstuk </text:span><text:span text:style-name="T251"><text:bookmark-ref text:reference-format="page" text:ref-name="__RefNumPara__4009_1271708128">2</text:bookmark-ref></text:span><text:span text:style-name="T251"><text:s text:c="2"/></text:span><text:span text:style-name="T252"><text:bookmark-ref text:reference-format="text" text:ref-name="__RefNumPara__4009_1271708128">Installatie uitvoeren</text:bookmark-ref></text:span><text:span text:style-name="T247">.</text:span></text:p>
      <text:p text:style-name="P32"><text:span text:style-name="Strong_20_Emphasis"><text:span text:style-name="T274"/></text:span></text:p>
      <text:p text:style-name="P32"><text:span text:style-name="Strong_20_Emphasis"><text:span text:style-name="T274"/></text:span></text:p>
      <text:list xml:id="list4036563575" text:style-name="L1">
        <text:list-item>
          <text:p text:style-name="P111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2"><text:span text:style-name="Strong_20_Emphasis"><text:span text:style-name="T61"><text:s/></text:span></text:span><text:span text:style-name="Strong_20_Emphasis"><text:span text:style-name="T116"><draw:control text:anchor-type="as-char" draw:z-index="0" draw:name="Vorm3" draw:style-name="gr1" draw:text-style-name="P1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61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2"><text:note text:id="ftn2" text:note-class="footnote"><text:note-citation>2</text:note-citation><text:note-body><text:p text:style-name="P28"><text:span text:style-name="T212">E</text:span><text:span text:style-name="T215">v</text:span><text:span text:style-name="T216">en</text:span><text:span text:style-name="T218">t</text:span><text:span text:style-name="T219">uele </text:span><text:span text:style-name="T220">extra </text:span><text:span text:style-name="Definition"><text:span text:style-name="T353">gebruiker</text:span></text:span><text:span text:style-name="T220">s aanmelden </text:span><text:span text:style-name="T221">en dezelfde stappen uitvoeren</text:span><text:span text:style-name="T217">.</text:span></text:p></text:note-body></text:note>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61"><text:s/></text:span></text:span></text:p>
          </table:table-cell>
          <table:table-cell table:style-name="_31_._5f_Installatie_5f_voorbereiden.A1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61"><text:s/></text:span></text:span><text:span text:style-name="Strong_20_Emphasis"><text:span text:style-name="T116"><draw:control text:anchor-type="as-char" draw:z-index="12" draw:name="Vorm4" draw:style-name="gr1" draw:text-style-name="P11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61">Installeer </text:span></text:span><text:span text:style-name="Strong_20_Emphasis"><text:span text:style-name="T102">pakket kz</text:span></text:span><text:span text:style-name="Strong_20_Emphasis"><text:span text:style-name="T102"><text:note text:id="ftn3" text:note-class="footnote"><text:note-citation>3</text:note-citation><text:note-body><text:p text:style-name="P92"><text:span text:style-name="T359">Debian-</text:span><text:span text:style-name="T360">p</text:span>akket kz plaatst documenten en scripts van Karel Zimmer <text:span text:style-name="T358">(zie </text:span><text:a xlink:type="simple" xlink:href="https://karelzimmer.nl/" text:style-name="Internet_20_link" text:visited-style-name="Visited_20_Internet_20_Link"><text:span text:style-name="Strong_20_Emphasis"><text:span text:style-name="T356">karelzimmer.nl</text:span></text:span></text:a><text:span text:style-name="Strong_20_Emphasis"><text:span text:style-name="T237">) </text:span></text:span>voor het installeren en beheren van Debian en op Debian gebaseerd systeem zoals Ubuntu.</text:p></text:note-body></text:note></text:span></text:span><text:span text:style-name="Strong_20_Emphasis"><text:span text:style-name="T102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101"><text:span text:style-name="Strong_20_Emphasis"><text:span text:style-name="T105">D</text:span></text:span><text:span text:style-name="Strong_20_Emphasis"><text:span text:style-name="T66">ruk op de </text:span></text:span><text:span text:style-name="Strong_20_Emphasis"><text:span text:style-name="T80">Super</text:span></text:span><text:span text:style-name="Strong_20_Emphasis"><text:span text:style-name="T66">-toets</text:span></text:span><text:span text:style-name="Strong_20_Emphasis"><text:span text:style-name="T66"><text:note text:id="ftn4" text:note-class="footnote"><text:note-citation>4</text:note-citation><text:note-body><text:p text:style-name="P29"><text:span text:style-name="T260">De </text:span><text:span text:style-name="T261">Super</text:span><text:span text:style-name="T260">-toets is de Windows-toets, Command-toets </text:span><text:span text:style-name="T262">(Apple)</text:span><text:span text:style-name="T260">, of Vergrootglas-toets </text:span><text:span text:style-name="T262">(Chromebook)</text:span><text:span text:style-name="T260">.</text:span>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33">ter</text:span></text:span><text:span text:style-name="Strong_20_Emphasis"><text:span text:style-name="T134">m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35">Terminalvenster</text:span></text:span><text:span text:style-name="Strong_20_Emphasis"><text:span text:style-name="T72">.</text:span></text:span><text:span text:style-name="Strong_20_Emphasis"><text:span text:style-name="T69"> </text:span></text:span></text:p>
          </table:table-cell>
        </table:table-row>
        <table:table-row>
          <table:table-cell table:style-name="_31_._5f_Installatie_5f_voorbereiden.A1" office:value-type="string">
            <text:p text:style-name="P66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70"><text:span text:style-name="T4">Typ</text:span><text:span text:style-name="Strong_20_Emphasis"><text:span text:style-name="T73">, of </text:span></text:span><text:span text:style-name="Strong_20_Emphasis"><text:span text:style-name="T69">kopieer en plak, de</text:span></text:span><text:span text:style-name="Strong_20_Emphasis"><text:span text:style-name="T74">z</text:span></text:span><text:span text:style-name="Strong_20_Emphasis"><text:span text:style-name="T69">e </text:span></text:span><text:span text:style-name="Strong_20_Emphasis"><text:span text:style-name="T75">drie </text:span></text:span><text:span text:style-name="Strong_20_Emphasis"><text:span text:style-name="T69">opdrachten, ieder gevolgd door de </text:span></text:span><text:span text:style-name="Strong_20_Emphasis"><text:span text:style-name="T64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106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106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106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79"><text:span text:style-name="T3">V</text:span><text:span text:style-name="Strong_20_Emphasis"><text:span text:style-name="T76">olg </text:span></text:span><text:span text:style-name="Strong_20_Emphasis"><text:span text:style-name="T7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61"><text:s/></text:span></text:span><text:span text:style-name="Strong_20_Emphasis"><text:span text:style-name="T116"><draw:control text:anchor-type="as-char" draw:z-index="1" draw:name="Vorm6" draw:style-name="gr1" draw:text-style-name="P11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5">Bereid de installatie voor</text:span></text:span><text:span text:style-name="Strong_20_Emphasis"><text:span text:style-name="T63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102"><text:span text:style-name="Strong_20_Emphasis"><text:span text:style-name="T106">D</text:span></text:span><text:span text:style-name="Strong_20_Emphasis"><text:span text:style-name="T78">ruk </text:span></text:span><text:span text:style-name="Strong_20_Emphasis"><text:span text:style-name="T79">op de </text:span></text:span><text:span text:style-name="Strong_20_Emphasis"><text:span text:style-name="T80">Super</text:span></text:span><text:span text:style-name="Strong_20_Emphasis"><text:span text:style-name="T79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5">, </text:span></text:span><text:span text:style-name="Strong_20_Emphasis"><text:span text:style-name="T81">t</text:span></text:span><text:span text:style-name="Strong_20_Emphasis"><text:span text:style-name="T68">yp </text:span></text:span><text:span text:style-name="Strong_20_Emphasis"><text:span text:style-name="T136">men</text:span></text:span><text:span text:style-name="Strong_20_Emphasis"><text:span text:style-name="T137">u</text:span></text:span><text:span text:style-name="Strong_20_Emphasis"><text:span text:style-name="T66"> </text:span></text:span><text:span text:style-name="Strong_20_Emphasis"><text:span text:style-name="T82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</text:span></text:span><text:span text:style-name="Strong_20_Emphasis"><text:span text:style-name="T117">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98"><text:span text:style-name="Strong_20_Emphasis"><text:span text:style-name="T83">K</text:span></text:span><text:span text:style-name="Strong_20_Emphasis"><text:span text:style-name="T84">ie</text:span></text:span><text:span text:style-name="Strong_20_Emphasis"><text:span text:style-name="T85">s</text:span></text:span><text:span text:style-name="Strong_20_Emphasis"><text:span text:style-name="T77"> </text:span></text:span><text:span text:style-name="Strong_20_Emphasis"><text:span text:style-name="T158">1</text:span></text:span><text:span text:style-name="Strong_20_Emphasis"><text:span text:style-name="T159"> </text:span></text:span><text:span text:style-name="Strong_20_Emphasis"><text:span text:style-name="T160">In</text:span></text:span><text:span text:style-name="Strong_20_Emphasis"><text:span text:style-name="T152">stallatie voorbereid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104">klik op </text:span></text:span><text:span text:style-name="Strong_20_Emphasis"><text:span text:style-name="T142">Verder</text:span></text:span><text:span text:style-name="Strong_20_Emphasis"><text:span text:style-name="T104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80"><text:span text:style-name="T3">V</text:span><text:span text:style-name="Strong_20_Emphasis"><text:span text:style-name="T76">olg </text:span></text:span><text:span text:style-name="Strong_20_Emphasis"><text:span text:style-name="T77">de aanwijzingen op het scherm.</text:span></text:span></text:p>
          </table:table-cell>
        </table:table-row>
      </table:table>
      <text:p text:style-name="P44"/>
      <text:list xml:id="list93406250243738" text:continue-numbering="true" text:style-name="L1">
        <text:list-item>
          <text:p text:style-name="P112"><text:bookmark-start text:name="__RefNumPara__4009_1271708128"/>Installatie uitvoeren<text:bookmark-end text:name="__RefNumPara__4009_1271708128"/></text:p>
        </text:list-item>
      </text:list>
      <text:p text:style-name="P4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2"><text:span text:style-name="Strong_20_Emphasis"><text:span text:style-name="T61"><text:s/></text:span></text:span><text:span text:style-name="Strong_20_Emphasis"><text:span text:style-name="T116"><draw:control text:anchor-type="as-char" draw:z-index="2" draw:name="Vorm9" draw:style-name="gr1" draw:text-style-name="P11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6"><text:span text:style-name="T294">Start de computer op vanaf </text:span><text:span text:style-name="T295">een </text:span><text:span text:style-name="T286"><text:user-field-get text:name="Distro">Debian</text:user-field-get></text:span><text:span text:style-name="T287"><text:s/></text:span><text:span text:style-name="T287"><text:user-field-get text:name="Version">11</text:user-field-get></text:span><text:span text:style-name="Strong_20_Emphasis"><text:span text:style-name="T284"><text:s/></text:span></text:span><text:span text:style-name="T296">Live</text:span><text:span text:style-name="T174"><text:note text:id="ftn5" text:note-class="footnote"><text:note-citation>1</text:note-citation><text:note-body><text:p text:style-name="P31"><text:span text:style-name="T346">Vanaf ee</text:span>n Live <text:span text:style-name="T386">usb</text:span><text:span text:style-name="T351">-stick </text:span><text:span text:style-name="T357">(</text:span><text:span text:style-name="T351">of </text:span><text:span text:style-name="T357">dvd</text:span><text:span text:style-name="T301">)</text:span><text:span text:style-name="T352"> </text:span>kunt <text:span text:style-name="T346">u opstarten en</text:span> met <text:span text:style-name="T316"><text:user-field-get text:name="Distro">Debian</text:user-field-get></text:span><text:span text:style-name="T317"><text:s/></text:span>werken zonder deze te installeren.</text:p></text:note-body></text:note></text:span><text:span text:style-name="T173"> </text:span><text:span text:style-name="T178">usb</text:span><text:span text:style-name="T175">-stick</text:span><text:span text:style-name="T175"><text:note text:id="ftn6" text:note-class="footnote"><text:note-citation>2</text:note-citation><text:note-body><text:p text:style-name="P95"><text:span text:style-name="T20">D</text:span><text:span text:style-name="Strong_20_Emphasis"><text:span text:style-name="T183">ow</text:span></text:span><text:span text:style-name="Strong_20_Emphasis"><text:span text:style-name="T184">nload </text:span></text:span><text:span text:style-name="Strong_20_Emphasis"><text:span text:style-name="T181">e</text:span></text:span><text:span text:style-name="Strong_20_Emphasis"><text:span text:style-name="T185">e</text:span></text:span><text:span text:style-name="Strong_20_Emphasis"><text:span text:style-name="T186">n</text:span></text:span><text:span text:style-name="Strong_20_Emphasis"><text:span text:style-name="T210"> </text:span></text:span><text:span text:style-name="Strong_20_Emphasis"><text:span text:style-name="T240">cd</text:span></text:span><text:span text:style-name="Strong_20_Emphasis"><text:span text:style-name="T234">-beeldbestand</text:span></text:span><text:span text:style-name="Strong_20_Emphasis"><text:span text:style-name="T184"> </text:span></text:span><text:span text:style-name="Strong_20_Emphasis"><text:span text:style-name="T195">(.iso) </text:span></text:span><text:span text:style-name="Strong_20_Emphasis"><text:span text:style-name="T187">v</text:span></text:span><text:span text:style-name="Strong_20_Emphasis"><text:span text:style-name="T188">anaf</text:span></text:span><text:span text:style-name="Strong_20_Emphasis"><text:span text:style-name="T189"> </text:span></text:span><text:a xlink:type="simple" xlink:href="https://www.debian.org/CD/live/" text:style-name="Internet_20_link" text:visited-style-name="Visited_20_Internet_20_Link"><text:span text:style-name="Strong_20_Emphasis"><text:span text:style-name="T354">debian.org/cd/live</text:span></text:span></text:a><text:span text:style-name="Strong_20_Emphasis"><text:span text:style-name="T189">, blader naar beneden en klik op <text:line-break/></text:span></text:span><text:span text:style-name="Strong_20_Emphasis"><text:span text:style-name="T197">unofficial live images for </text:span></text:span><text:span text:style-name="Strong_20_Emphasis"><text:span text:style-name="T202">“</text:span></text:span><text:span text:style-name="Strong_20_Emphasis"><text:span text:style-name="T211">stable</text:span></text:span><text:span text:style-name="Strong_20_Emphasis"><text:span text:style-name="T202">”</text:span></text:span><text:span text:style-name="Strong_20_Emphasis"><text:span text:style-name="T197"> with firmware included</text:span></text:span><text:span text:style-name="Strong_20_Emphasis"><text:span text:style-name="T189">. <text:line-break/>Klik vervolgens </text:span></text:span><text:span text:style-name="Strong_20_Emphasis"><text:span text:style-name="T192">op</text:span></text:span><text:span text:style-name="Strong_20_Emphasis"><text:span text:style-name="T189"> </text:span></text:span><text:span text:style-name="Strong_20_Emphasis"><text:span text:style-name="T197">amd64/</text:span></text:span><text:span text:style-name="Strong_20_Emphasis"><text:span text:style-name="T189"> en </text:span></text:span><text:span text:style-name="Strong_20_Emphasis"><text:span text:style-name="T192">daarna op </text:span></text:span><text:span text:style-name="Strong_20_Emphasis"><text:span text:style-name="T197">iso-hybrid/</text:span></text:span><text:span text:style-name="Strong_20_Emphasis"><text:span text:style-name="T189">.<text:line-break/></text:span></text:span><text:span text:style-name="Strong_20_Emphasis"><text:span text:style-name="T193">K</text:span></text:span><text:span text:style-name="Strong_20_Emphasis"><text:span text:style-name="T194">lik op</text:span></text:span><text:span text:style-name="Strong_20_Emphasis"><text:span text:style-name="T190"> </text:span></text:span><text:span text:style-name="T198">debian-live-11...</text:span><text:span text:style-name="T199">-</text:span><text:span text:style-name="T198">amd-64-</text:span><text:span text:style-name="T199">gnome</text:span><text:span text:style-name="T200">+non-fre</text:span><text:span text:style-name="T201">e</text:span><text:span text:style-name="T200">.iso</text:span><text:span text:style-name="Strong_20_Emphasis"><text:span text:style-name="T184">.<text:line-break/></text:span></text:span><text:span text:style-name="Strong_20_Emphasis"><text:span text:style-name="T191">P</text:span></text:span><text:span text:style-name="T20">laats een </text:span><text:span text:style-name="T23">usb</text:span><text:span text:style-name="T20">-stick </text:span><text:span text:style-name="T21">van </text:span><text:span text:style-name="T20">min</text:span><text:span text:style-name="T22">imaal </text:span><text:span text:style-name="T20">4 GB.</text:span></text:p><text:p text:style-name="P85"><text:span text:style-name="T20"><text:tab/></text:span><text:span text:style-name="Strong_20_Emphasis"><text:span text:style-name="T222">Zoek</text:span></text:span><text:span text:style-name="Strong_20_Emphasis"><text:span text:style-name="T223"> </text:span></text:span><text:span text:style-name="Strong_20_Emphasis"><text:span text:style-name="T242">s</text:span></text:span><text:span text:style-name="Strong_20_Emphasis"><text:span text:style-name="T243">ch</text:span></text:span><text:span text:style-name="Strong_20_Emphasis"><text:span text:style-name="T223"> en klik op het pictogram van</text:span></text:span><text:span text:style-name="Strong_20_Emphasis"><text:span text:style-name="T224"> </text:span></text:span><text:span text:style-name="Strong_20_Emphasis"><text:span text:style-name="T245">Schijven</text:span></text:span><text:span text:style-name="Strong_20_Emphasis"><text:span text:style-name="T225">. Selecteer de </text:span></text:span><text:span text:style-name="Strong_20_Emphasis"><text:span text:style-name="T241">usb</text:span></text:span><text:span text:style-name="Strong_20_Emphasis"><text:span text:style-name="T225">-stick in de lijst van schijven aan de linkerkant en klik rechtsboven op </text:span></text:span><text:span text:style-name="Strong_20_Emphasis"><text:span text:style-name="T244">Schijfinstellingen</text:span></text:span><text:span text:style-name="Strong_20_Emphasis"><text:span text:style-name="T225"> </text:span></text:span><text:span text:style-name="Strong_20_Emphasis"><text:span text:style-name="T244">⋮</text:span></text:span><text:span text:style-name="Strong_20_Emphasis"><text:span text:style-name="T225"> (icoontje met de drie puntjes).</text:span></text:span></text:p><text:p text:style-name="P94"><text:span text:style-name="Strong_20_Emphasis"><text:span text:style-name="T225"><text:tab/>Kies </text:span></text:span><text:span text:style-name="Strong_20_Emphasis"><text:span text:style-name="T244">Schijfkopie terugzetten</text:span></text:span><text:span text:style-name="Strong_20_Emphasis"><text:span text:style-name="T225"> en selecteer </text:span></text:span><text:span text:style-name="Strong_20_Emphasis"><text:span text:style-name="T236">het net</text:span></text:span><text:span text:style-name="Strong_20_Emphasis"><text:span text:style-name="T234"> gedownloade </text:span></text:span><text:span text:style-name="Strong_20_Emphasis"><text:span text:style-name="T240">cd</text:span></text:span><text:span text:style-name="Strong_20_Emphasis"><text:span text:style-name="T234">-beeldbestand </text:span></text:span><text:span text:style-name="Strong_20_Emphasis"><text:span text:style-name="T235">(.iso)</text:span></text:span><text:span text:style-name="Strong_20_Emphasis"><text:span text:style-name="T234">.</text:span></text:span></text:p><text:p text:style-name="P85"><text:span text:style-name="Strong_20_Emphasis"><text:span text:style-name="T225"><text:tab/>Klik op </text:span></text:span><text:span text:style-name="Strong_20_Emphasis"><text:span text:style-name="T244">Terugzetten starten</text:span></text:span><text:span text:style-name="Strong_20_Emphasis"><text:span text:style-name="T225"> en vervolgens op </text:span></text:span><text:span text:style-name="Strong_20_Emphasis"><text:span text:style-name="T244">Terugzetten</text:span></text:span><text:span text:style-name="Strong_20_Emphasis"><text:span text:style-name="T226">.<text:line-break/></text:span></text:span><text:span text:style-name="Strong_20_Emphasis"><text:span text:style-name="T238">O</text:span></text:span><text:span text:style-name="Strong_20_Emphasis"><text:span text:style-name="T227">f </text:span></text:span><text:span text:style-name="Strong_20_Emphasis"><text:span text:style-name="T228">gebruik </text:span></text:span><text:span text:style-name="Strong_20_Emphasis"><text:span text:style-name="T229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29"> </text:span></text:span><text:span text:style-name="Strong_20_Emphasis"><text:span text:style-name="T230">(</text:span></text:span><text:a xlink:type="simple" xlink:href="https://www.balena.io/etcher/" text:style-name="Internet_20_link" text:visited-style-name="Visited_20_Internet_20_Link"><text:span text:style-name="Strong_20_Emphasis"><text:span text:style-name="T355">etcher.io</text:span></text:span></text:a><text:span text:style-name="Strong_20_Emphasis"><text:span text:style-name="T230">) </text:span></text:span><text:span text:style-name="Strong_20_Emphasis"><text:span text:style-name="T239">dat </text:span></text:span><text:span text:style-name="Strong_20_Emphasis"><text:span text:style-name="T227">beschikbaar </text:span></text:span><text:span text:style-name="Strong_20_Emphasis"><text:span text:style-name="T239">is </text:span></text:span><text:span text:style-name="Strong_20_Emphasis"><text:span text:style-name="T227">voor </text:span></text:span><text:span text:style-name="Strong_20_Emphasis"><text:span text:style-name="T225">Windows, </text:span></text:span><text:span text:style-name="Strong_20_Emphasis"><text:span text:style-name="T231">mac</text:span></text:span><text:span text:style-name="Strong_20_Emphasis"><text:span text:style-name="T232">OS</text:span></text:span><text:span text:style-name="Strong_20_Emphasis"><text:span text:style-name="T229">, </text:span></text:span><text:span text:style-name="Strong_20_Emphasis"><text:span text:style-name="T230">en </text:span></text:span><text:span text:style-name="Strong_20_Emphasis"><text:span text:style-name="T229">Linux</text:span></text:span><text:span text:style-name="Strong_20_Emphasis"><text:span text:style-name="T233">.</text:span></text:span></text:p></text:note-body></text:note></text:span><text:span text:style-name="T173"> </text:span><text:span text:style-name="T179">of dvd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103"><text:span text:style-name="T176">Opstart/</text:span><text:span text:style-name="T177">bootmenu</text:span><text:span text:style-name="T176"> </text:span><text:span text:style-name="T173">via </text:span><text:span text:style-name="Definition"><text:span text:style-name="T5">opstartmenu</text:span></text:span><text:span text:style-name="T173"> </text:span><text:span text:style-name="T180">en </text:span><text:span text:style-name="T176">instellingen/</text:span><text:span text:style-name="T177">setup</text:span><text:span text:style-name="T173"> via </text:span><text:span text:style-name="Definition"><text:span text:style-name="T5">instellingen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23">D</text:span></text:span><text:span text:style-name="Strong_20_Emphasis"><text:span text:style-name="T120">ruk op de </text:span></text:span><text:span text:style-name="Strong_20_Emphasis"><text:span text:style-name="T121">Enter</text:span></text:span><text:span text:style-name="Strong_20_Emphasis"><text:span text:style-name="T120">-toets </text:span></text:span><text:span text:style-name="Strong_20_Emphasis"><text:span text:style-name="T123">(</text:span></text:span><text:span text:style-name="Strong_20_Emphasis"><text:span text:style-name="T145">Debian GNU/Linux Live</text:span></text:span><text:span text:style-name="Strong_20_Emphasis"><text:span text:style-name="T123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56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</text:span></text:span><text:span text:style-name="Strong_20_Emphasis"><text:span text:style-name="T58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68"><text:span text:style-name="Strong_20_Emphasis"><text:span text:style-name="T61"><text:s/></text:span></text:span><text:span text:style-name="Strong_20_Emphasis"><text:span text:style-name="T116"><draw:control text:anchor-type="as-char" draw:z-index="14" draw:name="Vorm13_1" draw:style-name="gr1" draw:text-style-name="P119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44">Start de installatie</text:span></text:span><text:span text:style-name="Strong_20_Emphasis"><text:span text:style-name="T127"> </text:span></text:span><text:span text:style-name="Strong_20_Emphasis"><text:span text:style-name="T63">via </text:span></text:span><text:span text:style-name="Strong_20_Emphasis"><text:span text:style-name="T65">een </text:span></text:span><text:span text:style-name="Strong_20_Emphasis"><text:span text:style-name="T88">klik op </text:span></text:span><text:span text:style-name="Strong_20_Emphasis"><text:span text:style-name="T138">Activities</text:span></text:span><text:span text:style-name="Strong_20_Emphasis"><text:span text:style-name="T88"> en </text:span></text:span><text:span text:style-name="Strong_20_Emphasis"><text:span text:style-name="T89">een </text:span></text:span><text:span text:style-name="Strong_20_Emphasis"><text:span text:style-name="T88">klik op</text:span></text:span><text:span text:style-name="Strong_20_Emphasis"><text:span text:style-name="T90"> </text:span></text:span><text:span text:style-name="Strong_20_Emphasis"><text:span text:style-name="T139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56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</text:span></text:span><text:span text:style-name="Strong_20_Emphasis"><text:span text:style-name="T60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118"><text:span text:style-name="Strong_20_Emphasis"><text:span text:style-name="T61"><text:s/></text:span></text:span><text:span text:style-name="Strong_20_Emphasis"><text:span text:style-name="T116"><draw:control text:anchor-type="as-char" draw:z-index="25" draw:name="Vorm13_ 1" draw:style-name="gr1" draw:text-style-name="P119" svg:width="0.35cm" svg:height="0.35cm" draw:control="control26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44">Bij </text:span></text:span><text:span text:style-name="Strong_20_Emphasis"><text:span text:style-name="T147">Welcome</text:span></text:span><text:span text:style-name="Strong_20_Emphasis"><text:span text:style-name="T44"> kies </text:span></text:span><text:span text:style-name="Strong_20_Emphasis"><text:span text:style-name="T147">Nederlands</text:span></text:span><text:span text:style-name="Strong_20_Emphasis"><text:span text:style-name="T44"> en klik op </text:span></text:span><text:span text:style-name="Strong_20_Emphasis"><text:span text:style-name="T147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73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8">Bij <text:span text:style-name="T347">Locatie</text:span> kies bij <text:span text:style-name="T347">Regio</text:span> voor <text:span text:style-name="T347">Europa</text:span> en klik op <text:span text:style-name="T347">Volgende</text:span>.</text:p>
          </table:table-cell>
        </table:table-row>
        <table:table-row>
          <table:table-cell table:style-name="_32_._5f_Installatie_5f_uitvoeren.A1" office:value-type="string">
            <text:p text:style-name="P73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8">Bij <text:span text:style-name="T347">Toetsenbord</text:span> kies <text:span text:style-name="T347">English (US)</text:span> en klik op <text:span text:style-name="T347">Volgende</text:span>.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73"><text:span text:style-name="Strong_20_Emphasis"><text:span text:style-name="T61"><text:s/></text:span></text:span><text:span text:style-name="Strong_20_Emphasis"><text:span text:style-name="T116"><draw:control text:anchor-type="as-char" draw:z-index="15" draw:name="Vorm13_4" draw:style-name="gr1" draw:text-style-name="P119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3"><text:span text:style-name="T6">Bij </text:span><text:span text:style-name="T17">Partities</text:span><text:span text:style-name="T6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108"><text:span text:style-name="T8">S</text:span><text:span text:style-name="T292">electeer</text:span><text:span text:style-name="T6"> </text:span><text:span text:style-name="T7">de </text:span><text:span text:style-name="T6">gewenste </text:span><text:span text:style-name="T293">optie </text:span><text:span text:style-name="Strong_20_Emphasis"><text:span text:style-name="T46">en klik op </text:span></text:span><text:span text:style-name="Strong_20_Emphasis"><text:span text:style-name="T148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61"><text:s/></text:span></text:span><text:span text:style-name="Strong_20_Emphasis"><text:span text:style-name="T116"><draw:control text:anchor-type="as-char" draw:z-index="3" draw:name="Vorm13" draw:style-name="gr1" draw:text-style-name="P11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7"><text:span text:style-name="Strong_20_Emphasis"><text:span text:style-name="T122">Bij </text:span></text:span><text:span text:style-name="Strong_20_Emphasis"><text:span text:style-name="T144">Gebruikers</text:span></text:span><text:span text:style-name="Strong_20_Emphasis"><text:span text:style-name="T122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107"><text:span text:style-name="Strong_20_Emphasis"><text:span text:style-name="T124">V</text:span></text:span><text:span text:style-name="Strong_20_Emphasis"><text:span text:style-name="T122">ul in </text:span></text:span><text:span text:style-name="Strong_20_Emphasis"><text:span text:style-name="T149">Wat is je naam?</text:span></text:span><text:span text:style-name="Strong_20_Emphasis"><text:span text:style-name="T47"> </text:span></text:span><text:span text:style-name="Definition"><text:span text:style-name="T13">gebruiker</text:span></text:span><text:span text:style-name="Strong_20_Emphasis"><text:span text:style-name="T111">,</text:span></text:span><text:span text:style-name="Strong_20_Emphasis"><text:span text:style-name="T112"><text:line-break/></text:span></text:span><text:span text:style-name="Strong_20_Emphasis"><text:span text:style-name="T149">Welke naam wil je gebruiken om in te loggen?</text:span></text:span><text:span text:style-name="Strong_20_Emphasis"><text:span text:style-name="T48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4">,<text:line-break/></text:span></text:span><text:span text:style-name="Strong_20_Emphasis"><text:span text:style-name="T150">Wat is de </text:span></text:span><text:span text:style-name="Strong_20_Emphasis"><text:span text:style-name="T149">naam van deze </text:span></text:span><text:span text:style-name="Strong_20_Emphasis"><text:span text:style-name="T150">computer</text:span></text:span><text:span text:style-name="Strong_20_Emphasis"><text:span text:style-name="T49"> </text:span></text:span><text:span text:style-name="Definition"><text:span text:style-name="T13">computernaam</text:span></text:span><text:span text:style-name="Strong_20_Emphasis"><text:span text:style-name="T47">,</text:span></text:span></text:p>
            <text:p text:style-name="P107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</text:span></text:span><text:span text:style-name="Strong_20_Emphasis"><text:span text:style-name="T151">wachtwoord</text:span></text:span><text:span text:style-name="Strong_20_Emphasis"><text:span text:style-name="T50"> </text:span></text:span><text:span text:style-name="Strong_20_Emphasis"><text:span text:style-name="T47">in</text:span></text:span><text:span text:style-name="Strong_20_Emphasis"><text:span text:style-name="T132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53">V</text:span></text:span><text:span text:style-name="Strong_20_Emphasis"><text:span text:style-name="T154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61"><text:s/></text:span></text:span><text:span text:style-name="Strong_20_Emphasis"><text:span text:style-name="T116"><draw:control text:anchor-type="as-char" draw:z-index="4" draw:name="Vorm14" draw:style-name="gr1" draw:text-style-name="P11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52">Bij </text:span></text:span><text:span text:style-name="Strong_20_Emphasis"><text:span text:style-name="T166">Samenvatting</text:span></text:span><text:span text:style-name="Strong_20_Emphasis"><text:span text:style-name="T129"> </text:span></text:span><text:span text:style-name="Strong_20_Emphasis"><text:span text:style-name="T130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55">Installe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5"/>
          </table:table-cell>
        </table:table-row>
        <table:table-row>
          <table:table-cell table:style-name="_32_._5f_Installatie_5f_uitvoeren.A1" office:value-type="string">
            <text:p text:style-name="P109"><text:span text:style-name="Strong_20_Emphasis"><text:span text:style-name="T61"><text:s/></text:span></text:span><text:span text:style-name="Strong_20_Emphasis"><text:span text:style-name="T116"><draw:control text:anchor-type="as-char" draw:z-index="24" draw:name="Vorm 1" draw:style-name="gr1" draw:text-style-name="P119" svg:width="0.35cm" svg:height="0.35cm" draw:control="control25"/></text:span></text:span></text:p>
          </table:table-cell>
          <table:table-cell table:style-name="_32_._5f_Installatie_5f_uitvoeren.A1" office:value-type="string">
            <text:p text:style-name="P65">Klik bij <text:span text:style-name="T349">Beëindigen</text:span> op <text:span text:style-name="T350">Voltooid</text:span>.</text:p>
          </table:table-cell>
        </table:table-row>
      </table:table>
      <text:p text:style-name="P58"><text:span text:style-name="Strong_20_Emphasis"><text:span text:style-name="T128"/></text:span></text:p>
      <text:list xml:id="list93407348122485" text:continue-numbering="true" text:style-name="L1">
        <text:list-item>
          <text:p text:style-name="P114"><text:span text:style-name="Strong_20_Emphasis"><text:span text:style-name="T167">Installatie </text:span></text:span><text:span text:style-name="Strong_20_Emphasis"><text:span text:style-name="T168">afronden</text:span></text:span></text:p>
        </text:list-item>
      </text:list>
      <text:p text:style-name="P59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3"><text:span text:style-name="Strong_20_Emphasis"><text:span text:style-name="T61"><text:s/></text:span></text:span><text:span text:style-name="Strong_20_Emphasis"><text:span text:style-name="T116"><draw:control text:anchor-type="as-char" draw:z-index="5" draw:name="Vorm22" draw:style-name="gr1" draw:text-style-name="P11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53">Aanmelden als </text:span></text:span><text:span text:style-name="Definition"><text:span text:style-name="T13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21"><text:span text:style-name="Strong_20_Emphasis"><text:span text:style-name="T113"><text:s/></text:span></text:span><text:span text:style-name="Strong_20_Emphasis"><text:span text:style-name="T118"><draw:control text:anchor-type="as-char" draw:z-index="21" draw:name="Vorm24" draw:style-name="gr1" draw:text-style-name="P11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5">Volg de aanwijzingen op de <text:span text:style-name="Strong_20_Emphasis"><text:span text:style-name="T125">welkomst</text:span></text:span>schermen.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61"><text:s/></text:span></text:span><text:span text:style-name="Strong_20_Emphasis"><text:span text:style-name="T116"><draw:control text:anchor-type="as-char" draw:z-index="13" draw:name="Vorm4_1" draw:style-name="gr1" draw:text-style-name="P11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61">Installeer </text:span></text:span><text:span text:style-name="Strong_20_Emphasis"><text:span text:style-name="T102">pakket kz</text:span></text:span><text:span text:style-name="Strong_20_Emphasis"><text:span text:style-name="T102"><text:note text:id="ftn7" text:note-class="footnote"><text:note-citation>1</text:note-citation><text:note-body><text:p text:style-name="P87"><text:span text:style-name="T359">Debian-</text:span><text:span text:style-name="T360">p</text:span>akket kz plaatst documenten en scripts van Karel Zimmer <text:span text:style-name="T358">(zie </text:span><text:a xlink:type="simple" xlink:href="https://karelzimmer.nl/" text:style-name="Internet_20_link" text:visited-style-name="Visited_20_Internet_20_Link"><text:span text:style-name="Strong_20_Emphasis"><text:span text:style-name="T356">karelzimmer.nl</text:span></text:span></text:a><text:span text:style-name="Strong_20_Emphasis"><text:span text:style-name="T237">) </text:span></text:span>voor het installeren en beheren van Debian en op Debian gebaseerd systeem zoals Ubuntu..</text:p></text:note-body></text:note></text:span></text:span><text:span text:style-name="Strong_20_Emphasis"><text:span text:style-name="T102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104"><text:span text:style-name="Strong_20_Emphasis"><text:span text:style-name="T107">D</text:span></text:span><text:span text:style-name="Strong_20_Emphasis"><text:span text:style-name="T66">ruk op de </text:span></text:span><text:span text:style-name="Strong_20_Emphasis"><text:span text:style-name="T80">Super</text:span></text:span><text:span text:style-name="Strong_20_Emphasis"><text:span text:style-name="T66">-toets</text:span></text:span><text:span text:style-name="Strong_20_Emphasis"><text:span text:style-name="T66"><text:note text:id="ftn8" text:note-class="footnote"><text:note-citation>2</text:note-citation><text:note-body><text:p text:style-name="P30"><text:span text:style-name="T260">De </text:span><text:span text:style-name="T261">Super</text:span><text:span text:style-name="T260">-toets is de Windows-toets, Command-toets </text:span><text:span text:style-name="T262">(Apple)</text:span><text:span text:style-name="T260">, of Vergrootglas-toets </text:span><text:span text:style-name="T262">(Chromebook)</text:span><text:span text:style-name="T260">.</text:span>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33">ter</text:span></text:span><text:span text:style-name="Strong_20_Emphasis"><text:span text:style-name="T134">m</text:span></text:span><text:span text:style-name="Strong_20_Emphasis"><text:span text:style-name="T69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35">Terminalvenster</text:span></text:span><text:span text:style-name="Strong_20_Emphasis"><text:span text:style-name="T69">.</text:span></text:span></text:p>
          </table:table-cell>
        </table:table-row>
        <table:table-row>
          <table:table-cell table:style-name="_33_._5f_Installatie_5f_afronden.A1" office:value-type="string">
            <text:p text:style-name="P66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9"><text:span text:style-name="T4">Typ</text:span><text:span text:style-name="Strong_20_Emphasis"><text:span text:style-name="T73">, of </text:span></text:span><text:span text:style-name="Strong_20_Emphasis"><text:span text:style-name="T69">kopieer en plak, de</text:span></text:span><text:span text:style-name="Strong_20_Emphasis"><text:span text:style-name="T91">z</text:span></text:span><text:span text:style-name="Strong_20_Emphasis"><text:span text:style-name="T92">e</text:span></text:span><text:span text:style-name="Strong_20_Emphasis"><text:span text:style-name="T69"> </text:span></text:span><text:span text:style-name="Strong_20_Emphasis"><text:span text:style-name="T75">drie </text:span></text:span><text:span text:style-name="Strong_20_Emphasis"><text:span text:style-name="T69">opdrachten, ieder gevolgd door de </text:span></text:span><text:span text:style-name="Strong_20_Emphasis"><text:span text:style-name="T64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06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06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06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8"><text:span text:style-name="Strong_20_Emphasis"><text:span text:style-name="T75">V</text:span></text:span><text:span text:style-name="Strong_20_Emphasis"><text:span text:style-name="T76">olg </text:span></text:span><text:span text:style-name="Strong_20_Emphasis"><text:span text:style-name="T7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61"><text:s/></text:span></text:span><text:span text:style-name="Strong_20_Emphasis"><text:span text:style-name="T116"><draw:control text:anchor-type="as-char" draw:z-index="6" draw:name="Vorm33" draw:style-name="gr1" draw:text-style-name="P11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93">Rond de</text:span></text:span><text:span text:style-name="Strong_20_Emphasis"><text:span text:style-name="T94"> installatie </text:span></text:span><text:span text:style-name="Strong_20_Emphasis"><text:span text:style-name="T93">af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105"><text:span text:style-name="Strong_20_Emphasis"><text:span text:style-name="T108">D</text:span></text:span><text:span text:style-name="Strong_20_Emphasis"><text:span text:style-name="T96">ruk</text:span></text:span><text:span text:style-name="Strong_20_Emphasis"><text:span text:style-name="T95"> op</text:span></text:span><text:span text:style-name="Strong_20_Emphasis"><text:span text:style-name="T72"> de </text:span></text:span><text:span text:style-name="Strong_20_Emphasis"><text:span text:style-name="T80">Super</text:span></text:span><text:span text:style-name="Strong_20_Emphasis"><text:span text:style-name="T72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40">men</text:span></text:span><text:span text:style-name="Strong_20_Emphasis"><text:span text:style-name="T137">u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63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86">K</text:span></text:span><text:span text:style-name="Strong_20_Emphasis"><text:span text:style-name="T84">ie</text:span></text:span><text:span text:style-name="Strong_20_Emphasis"><text:span text:style-name="T85">s </text:span></text:span><text:span text:style-name="Strong_20_Emphasis"><text:span text:style-name="T161">3 </text:span></text:span><text:span text:style-name="Strong_20_Emphasis"><text:span text:style-name="T162">Installatie</text:span></text:span><text:span text:style-name="Strong_20_Emphasis"><text:span text:style-name="T163"> </text:span></text:span><text:span text:style-name="Strong_20_Emphasis"><text:span text:style-name="T164">afrond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104">klik op </text:span></text:span><text:span text:style-name="Strong_20_Emphasis"><text:span text:style-name="T142">Verder</text:span></text:span><text:span text:style-name="Strong_20_Emphasis"><text:span text:style-name="T104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80"><text:span text:style-name="T3">V</text:span><text:span text:style-name="Strong_20_Emphasis"><text:span text:style-name="T76">olg </text:span></text:span><text:span text:style-name="Strong_20_Emphasis"><text:span text:style-name="T7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99"><text:span text:style-name="Strong_20_Emphasis"><text:span text:style-name="T61"><text:s/></text:span></text:span><text:span text:style-name="Strong_20_Emphasis"><text:span text:style-name="T116"><draw:control text:anchor-type="as-char" draw:z-index="22" draw:name="Vorm 4" draw:style-name="gr1" draw:text-style-name="P119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00"><text:span text:style-name="T388">De </text:span><text:span text:style-name="T389">computer</text:span><text:span text:style-name="T388"> </text:span><text:span text:style-name="T347">Herstart</text:span><text:span text:style-name="T348">en</text:span>.</text:p>
          </table:table-cell>
        </table:table-row>
      </table:table>
      <text:p text:style-name="P59"><text:span text:style-name="Strong_20_Emphasis"><text:span text:style-name="T53"><text:tab/></text:span></text:span></text:p>
      <text:p text:style-name="P60"><text:span text:style-name="Strong_20_Emphasis"><text:span text:style-name="T77"><text:tab/></text:span></text:span></text:p>
      <text:list xml:id="list93406553444568" text:continue-numbering="true" text:style-name="L1">
        <text:list-item>
          <text:p text:style-name="P113"><text:span text:style-name="Strong_20_Emphasis"><text:span text:style-name="T2">Gebruiker inrichten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5"><text:span text:style-name="Strong_20_Emphasis"><text:span text:style-name="T61"><text:s/></text:span></text:span><text:span text:style-name="Strong_20_Emphasis"><text:span text:style-name="T116"><draw:control text:anchor-type="as-char" draw:z-index="16" draw:name="Vorm36_0" draw:style-name="gr1" draw:text-style-name="P119" svg:width="0.35cm" svg:height="0.35cm" draw:control="control17"/></text:span></text:span></text:p>
          </table:table-cell>
          <table:table-cell table:style-name="Tabel2.A1" office:value-type="string">
            <text:p text:style-name="P52"><text:span text:style-name="Strong_20_Emphasis"><text:span text:style-name="T53">Aanmelden als </text:span></text:span><text:span text:style-name="Definition"><text:span text:style-name="T13">gebruiker</text:span></text:span><text:span text:style-name="Strong_20_Emphasis"><text:span text:style-name="T62"><text:note text:id="ftn9" text:note-class="footnote"><text:note-citation>1</text:note-citation><text:note-body><text:p text:style-name="P82"><text:span text:style-name="User_20_Entry"><text:span text:style-name="T182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06">t</text:span></text:span><text:span text:style-name="User_20_Entry"><text:span text:style-name="T207">uele </text:span></text:span><text:span text:style-name="User_20_Entry"><text:span text:style-name="T208">extra </text:span></text:span><text:span text:style-name="Definition"><text:span text:style-name="T353">gebruiker</text:span></text:span><text:span text:style-name="User_20_Entry"><text:span text:style-name="T208">s aanmelden </text:span></text:span><text:span text:style-name="User_20_Entry"><text:span text:style-name="T209">en dezelfde stappen uitvoeren</text:span></text:span><text:span text:style-name="User_20_Entry"><text:span text:style-name="T20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77"><text:span text:style-name="Strong_20_Emphasis"><text:span text:style-name="T61"><text:s/></text:span></text:span><text:span text:style-name="Strong_20_Emphasis"><text:span text:style-name="T116"><draw:control text:anchor-type="as-char" draw:z-index="17" draw:name="Vorm36_2" draw:style-name="gr1" draw:text-style-name="P119" svg:width="0.35cm" svg:height="0.35cm" draw:control="control18"/></text:span></text:span></text:p>
          </table:table-cell>
          <table:table-cell table:style-name="Tabel2.A1" office:value-type="string">
            <text:p text:style-name="P51"><text:span text:style-name="Strong_20_Emphasis"><text:span text:style-name="T97">R</text:span></text:span><text:span text:style-name="Strong_20_Emphasis"><text:span text:style-name="T98">icht </text:span></text:span><text:span text:style-name="Strong_20_Emphasis"><text:span text:style-name="T99">de </text:span></text:span><text:span text:style-name="Strong_20_Emphasis"><text:span text:style-name="T110">gebruiker</text:span></text:span><text:span text:style-name="Strong_20_Emphasis"><text:span text:style-name="T98"> </text:span></text:span><text:span text:style-name="Strong_20_Emphasis"><text:span text:style-name="T100">in:</text:span></text:span></text:p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55"><text:span text:style-name="Strong_20_Emphasis"><text:span text:style-name="T109">D</text:span></text:span><text:span text:style-name="Strong_20_Emphasis"><text:span text:style-name="T96">ruk</text:span></text:span><text:span text:style-name="Strong_20_Emphasis"><text:span text:style-name="T95"> op</text:span></text:span><text:span text:style-name="Strong_20_Emphasis"><text:span text:style-name="T72"> de </text:span></text:span><text:span text:style-name="Strong_20_Emphasis"><text:span text:style-name="T80">Super</text:span></text:span><text:span text:style-name="Strong_20_Emphasis"><text:span text:style-name="T72">-toets</text:span></text:span><text:span text:style-name="Strong_20_Emphasis"><text:span text:style-name="T37"><text:note text:id="ftn10" text:note-class="footnote"><text:note-citation>2</text:note-citation><text:note-body><text:p text:style-name="P30"><text:span text:style-name="T260">De </text:span><text:span text:style-name="T261">Super</text:span><text:span text:style-name="T260">-toets is de Windows-toets, Command-toets </text:span><text:span text:style-name="T262">(Apple)</text:span><text:span text:style-name="T260">, of Vergrootglas-toets </text:span><text:span text:style-name="T262">(Chromebook)</text:span><text:span text:style-name="T260">.</text:span></text:p></text:note-body></text:note></text:span></text:span><text:span text:style-name="Strong_20_Emphasis"><text:span text:style-name="T65">, </text:span></text:span><text:span text:style-name="Strong_20_Emphasis"><text:span text:style-name="T67">t</text:span></text:span><text:span text:style-name="Strong_20_Emphasis"><text:span text:style-name="T68">yp </text:span></text:span><text:span text:style-name="Strong_20_Emphasis"><text:span text:style-name="T140">men</text:span></text:span><text:span text:style-name="Strong_20_Emphasis"><text:span text:style-name="T137">u</text:span></text:span><text:span text:style-name="Strong_20_Emphasis"><text:span text:style-name="T66"> </text:span></text:span><text:span text:style-name="Strong_20_Emphasis"><text:span text:style-name="T70">e</text:span></text:span><text:span text:style-name="Strong_20_Emphasis"><text:span text:style-name="T63">n </text:span></text:span><text:span text:style-name="Strong_20_Emphasis"><text:span text:style-name="T71">k</text:span></text:span><text:span text:style-name="Strong_20_Emphasis"><text:span text:style-name="T63">lik op het pictogram van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54"><text:span text:style-name="Strong_20_Emphasis"><text:span text:style-name="T86">K</text:span></text:span><text:span text:style-name="Strong_20_Emphasis"><text:span text:style-name="T84">ie</text:span></text:span><text:span text:style-name="Strong_20_Emphasis"><text:span text:style-name="T85">s </text:span></text:span><text:span text:style-name="Strong_20_Emphasis"><text:span text:style-name="T161">4 </text:span></text:span><text:span text:style-name="Strong_20_Emphasis"><text:span text:style-name="T141">Gebruiker inrichten</text:span></text:span><text:span text:style-name="Strong_20_Emphasis"><text:span text:style-name="T86"> </text:span></text:span><text:span text:style-name="Strong_20_Emphasis"><text:span text:style-name="T87">en </text:span></text:span><text:span text:style-name="Strong_20_Emphasis"><text:span text:style-name="T104">klik op </text:span></text:span><text:span text:style-name="Strong_20_Emphasis"><text:span text:style-name="T142">Verder</text:span></text:span><text:span text:style-name="Strong_20_Emphasis"><text:span text:style-name="T104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81"><text:span text:style-name="T3">V</text:span><text:span text:style-name="Strong_20_Emphasis"><text:span text:style-name="T76">olg </text:span></text:span><text:span text:style-name="Strong_20_Emphasis"><text:span text:style-name="T77">de aanwijzingen op het scherm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81"/>
          </table:table-cell>
        </table:table-row>
        <table:table-row>
          <table:table-cell table:style-name="Tabel2.A1" office:value-type="string">
            <text:p text:style-name="P24"><text:span text:style-name="Strong_20_Emphasis"><text:span text:style-name="T113"><text:s/></text:span></text:span><text:span text:style-name="Strong_20_Emphasis"><text:span text:style-name="T118"><draw:control text:anchor-type="as-char" draw:z-index="23" draw:name="Vorm 5" draw:style-name="gr1" draw:text-style-name="P119" svg:width="0.35cm" svg:height="0.35cm" draw:control="control24"/></text:span></text:span></text:p>
          </table:table-cell>
          <table:table-cell table:style-name="Tabel2.A1" office:value-type="string">
            <text:p text:style-name="P23"><text:span text:style-name="T388">De gebruiker </text:span><text:span text:style-name="T347">Afmelden</text:span>.</text:p>
          </table:table-cell>
        </table:table-row>
      </table:table>
      <text:p text:style-name="P49"><text:span text:style-name="Strong_20_Emphasis"><text:span text:style-name="T101"/></text:span></text:p>
      <text:p text:style-name="P18"/>
      <text:p text:style-name="P18"/>
      <text:p text:style-name="P96"><text:span text:style-name="T169">E</text:span><text:span text:style-name="T170">inde c</text:span><text:span text:style-name="T171">hecklist, </text:span><text:span text:style-name="T172">d</text:span><text:span text:style-name="T171">e</text:span><text:span text:style-name="T283"> installatie van </text:span><text:span text:style-name="T283"><text:user-field-get text:name="Distro">Debian</text:user-field-get></text:span><text:span text:style-name="T287"><text:s/></text:span><text:span text:style-name="T287"><text:user-field-get text:name="Version">11</text:user-field-get></text:span><text:span text:style-name="Strong_20_Emphasis"><text:span text:style-name="T284"><text:s/></text:span></text:span><text:span text:style-name="Strong_20_Emphasis"><text:span text:style-name="T285">LTS </text:span></text:span><text:span text:style-name="Strong_20_Emphasis"><text:span text:style-name="T288"><text:user-field-get text:name="Edition">desktop</text:user-field-get></text:span></text:span><text:span text:style-name="Strong_20_Emphasis"><text:span text:style-name="T288"><text:s/></text:span></text:span><text:span text:style-name="T283">is voltooid.</text:span></text:p>
      <text:p text:style-name="P47"/>
      <text:p text:style-name="P40"><text:span text:style-name="Emphasis"><text:span text:style-name="T379">Geschreven </text:span></text:span><text:span text:style-name="Emphasis"><text:span text:style-name="T383">in </text:span></text:span><text:span text:style-name="Strong_20_Emphasis"><text:span text:style-name="T77"><text:user-field-get style:data-style-name="N0" text:name="Releaseyear">2021</text:user-field-get></text:span></text:span><text:span text:style-name="Emphasis"><text:span text:style-name="T382"><text:s/></text:span></text:span><text:span text:style-name="Emphasis"><text:span text:style-name="T379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80">Karel Zimmer</text:span></text:span></text:a><text:span text:style-name="Emphasis"><text:span text:style-name="T37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81">Creative Commons Publiek Domein Verklaring</text:span></text:span></text:a><text:span text:style-name="Emphasis"><text:span text:style-name="T37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4-22T09:34:05.812449976">22-04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2T09:33:44.160895298</dc:date>
    <meta:keyword>Installatie</meta:keyword>
    <meta:keyword>Checklist</meta:keyword>
    <meta:keyword>Linux</meta:keyword>
    <meta:editing-cycles>6768</meta:editing-cycles>
    <meta:editing-duration>P11DT22H53M20S</meta:editing-duration>
    <meta:print-date>2021-03-23T20:07:57.967210640</meta:print-date>
    <dc:creator>Karel Zimmer</dc:creator>
    <meta:document-statistic meta:table-count="4" meta:image-count="0" meta:object-count="0" meta:page-count="4" meta:paragraph-count="104" meta:word-count="739" meta:character-count="5090" meta:non-whitespace-character-count="4387"/>
    <meta:user-defined meta:name="Info 1"/>
    <meta:user-defined meta:name="Info 2"/>
    <meta:user-defined meta:name="Info 3"/>
    <meta:user-defined meta:name="Info 4"/>
  </office:meta>
</office:document-meta>
</file>